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2581AE4C7150A5D4C0A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6" style:family="paragraph" style:parent-style-name="Heading_20_1">
      <style:text-properties fo:font-size="26pt" style:font-size-asian="26pt" style:font-size-complex="26pt"/>
    </style:style>
    <style:style style:name="P7" style:family="paragraph" style:parent-style-name="Heading_20_1">
      <style:text-properties officeooo:rsid="00780017" officeooo:paragraph-rsid="00780017"/>
    </style:style>
    <style:style style:name="P8" style:family="paragraph" style:parent-style-name="Heading_20_1">
      <style:text-properties officeooo:rsid="007dc6a0" officeooo:paragraph-rsid="007dc6a0"/>
    </style:style>
    <style:style style:name="T1" style:family="text">
      <style:text-properties officeooo:rsid="0062ca0e"/>
    </style:style>
    <style:style style:name="T2" style:family="text">
      <style:text-properties fo:color="#ff4000" fo:font-size="14pt" officeooo:rsid="0062ca0e" style:font-size-asian="14pt" style:font-size-complex="14pt"/>
    </style:style>
    <style:style style:name="T3" style:family="text">
      <style:text-properties fo:color="#ff4000" fo:font-size="14pt" officeooo:rsid="007f8362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paragraph" svg:x="0.039cm" svg:y="0.233cm" svg:width="6.5cm" svg:height="3.251cm" draw:z-index="0"><draw:image xlink:href="Pictures/10000000000004B0000002581AE4C7150A5D4C0A.jpg" xlink:type="simple" xlink:show="embed" xlink:actuate="onLoad" loext:mime-type="image/jpeg"/></draw:frame></text:h>
      <text:p text:style-name="Standard"/>
      <text:h text:style-name="P5" text:outline-level="1"/>
      <text:h text:style-name="P6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_Toc160_3310713495" text:style-name="Index_20_Link" text:visited-style-name="Index_20_Link">1)<text:tab/>1</text:a></text:p>
          <text:p text:style-name="P4"><text:a xlink:type="simple" xlink:href="#__RefHeading___Toc73_2465979890" text:style-name="Index_20_Link" text:visited-style-name="Index_20_Link">2)<text:tab/>1</text:a></text:p>
        </text:index-body>
      </text:table-of-content>
      <text:h text:style-name="P7" text:outline-level="1"><text:bookmark-start text:name="__RefHeading___Toc160_3310713495"/>1)<text:bookmark-end text:name="__RefHeading___Toc160_3310713495"/></text:h>
      <text:h text:style-name="P8" text:outline-level="1"><text:bookmark-start text:name="__RefHeading___Toc73_2465979890"/>2)<text:bookmark-end text:name="__RefHeading___Toc73_246597989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fo:text-align="start" style:justify-single-word="false" style:page-number="auto" fo:background-color="transparent">
        <style:tab-stops/>
      </style:paragraph-properties>
      <style:text-properties fo:font-size="130%" style:text-underline-style="solid" style:text-underline-width="auto" style:text-underline-color="font-color" fo:font-weight="bold" officeooo:rsid="005f3960" style:font-size-asian="130%" style:font-weight-asian="bold" style:font-size-complex="130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ff4000" fo:font-size="14pt" officeooo:rsid="0062ca0e" style:font-size-asian="14pt" style:font-size-complex="14pt"/>
    </style:style>
    <style:style style:name="MT3" style:family="text">
      <style:text-properties fo:color="#ff4000" fo:font-size="14pt" officeooo:rsid="007f8362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 <text:s text:c="47"/></text:span><text:span text:style-name="MT2">TP</text:span><text:span text:style-name="MT3">3 SEOC2</text:span><text:span text:style-name="MT1"> <text:s text:c="9"/><text:tab/> <text:s/></text:span><text:span text:style-name="MT1"><text:date style:data-style-name="N37" text:date-value="2021-03-11T09:02:18.266292004">11/03/21</text:date></text:span></text:p>
      </style:header>
      <style:footer>
        <text:p text:style-name="MP2"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4H51M5S</meta:editing-duration>
    <meta:editing-cycles>64</meta:editing-cycles>
    <meta:generator>LibreOffice/6.1.5.2$Linux_X86_64 LibreOffice_project/10$Build-2</meta:generator>
    <dc:date>2021-03-11T09:02:16.770727760</dc:date>
    <meta:document-statistic meta:table-count="0" meta:image-count="1" meta:object-count="0" meta:page-count="1" meta:paragraph-count="7" meta:word-count="16" meta:character-count="130" meta:non-whitespace-character-count="62"/>
  </office:meta>
</office:document-meta>
</file>